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background-color="#fff200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Questions and Answers – Introducing Behaviors and States to Your Beans</text:p>
      <text:p text:style-name="P1">This set of Java Spring Multiple Choice Questions &amp; Answers (MCQs) focuses on “Introducing Behaviors and States to Your Beans”.</text:p>
      <text:p text:style-name="P1"/>
      <text:p text:style-name="P1">1. Which special type of advice is used to implement an interface?</text:p>
      <text:p text:style-name="P2">a) Introduction</text:p>
      <text:p text:style-name="P1">b) Before</text:p>
      <text:p text:style-name="P1">c) After</text:p>
      <text:p text:style-name="P1">d) AfterSpecial</text:p>
      <text:p text:style-name="P1"/>
      <text:p text:style-name="P1"/>
      <text:p text:style-name="P1">2. Introduction advice helps in implementing multiple inheritance</text:p>
      <text:p text:style-name="P2">a) True</text:p>
      <text:p text:style-name="P1">b) False</text:p>
      <text:p text:style-name="P1"/>
      <text:p text:style-name="P1"/>
      <text:p text:style-name="P1">3. In introduction advice you have to modify class to introduce new methods</text:p>
      <text:p text:style-name="P1">a) True</text:p>
      <text:p text:style-name="P2">b) False</text:p>
      <text:p text:style-name="P1"/>
      <text:p text:style-name="P1"/>
      <text:p text:style-name="P1">4. How does an Introduction advice do this in Spring?</text:p>
      <text:p text:style-name="P2">a) dynamic proxy</text:p>
      <text:p text:style-name="P1">b) web proxy</text:p>
      <text:p text:style-name="P1">c) implements org.springframework.net.bundle interface</text:p>
      <text:p text:style-name="P1">d) none of the mentioned</text:p>
      <text:p text:style-name="P1"/>
      <text:p text:style-name="P1"/>
      <text:p text:style-name="P1">5. Annotation used to declare an introduction</text:p>
      <text:p text:style-name="P1">a) Before</text:p>
      <text:p text:style-name="P1">b) After</text:p>
      <text:p text:style-name="P2">c) @DeclareParents</text:p>
      <text:p text:style-name="P1">d) None of the mentioned</text:p>
      <text:p text:style-name="P1"/>
      <text:p text:style-name="P1">6. Target Classes can be denoted by Introduction Annotation</text:p>
      <text:p text:style-name="P2">a) True</text:p>
      <text:p text:style-name="P1">b) False</text:p>
      <text:p text:style-name="P1"><text:soft-page-break/>7. Attribute used to specify implementation class</text:p>
      <text:p text:style-name="P1">a) no such attribute</text:p>
      <text:p text:style-name="P2">b) defaultImpl</text:p>
      <text:p text:style-name="P1">c) defaultInterface</text:p>
      <text:p text:style-name="P1">d) defaultImplement</text:p>
      <text:p text:style-name="P1"/>
      <text:p text:style-name="P1"/>
      <text:p text:style-name="P1">8. How to keep track of the usage of your beans</text:p>
      <text:p text:style-name="P1">a) Calling Count</text:p>
      <text:p text:style-name="P1">b) Last modified date</text:p>
      <text:p text:style-name="P1">c) New Interface to your object</text:p>
      <text:p text:style-name="P2">d) All of the mentioned</text:p>
      <text:p text:style-name="P1"/>
      <text:p text:style-name="P1"><text:line-break/></text:p>
      <text:p text:style-name="P1">9. How to introduce counter field to original bean class?</text:p>
      <text:p text:style-name="P2">a) Using Spring AOP</text:p>
      <text:p text:style-name="P1">b) Implementing interface</text:p>
      <text:p text:style-name="P1">c) AspectJ Pointcut</text:p>
      <text:p text:style-name="P1">d) None of the mentioned</text:p>
      <text:p text:style-name="P1"/>
      <text:p text:style-name="P1"/>
      <text:p text:style-name="P1"/>
      <text:p text:style-name="P1">10. Tag used to declare aspects</text:p>
      <text:p text:style-name="P2">a) aop:config</text:p>
      <text:p text:style-name="P1">b) aop:auto-proxy</text:p>
      <text:p text:style-name="P1">c) aop:autowire</text:p>
      <text:p text:style-name="P1">d) None of the mentione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8:55:42.217112216</meta:creation-date>
    <dc:date>2019-03-27T19:41:24.643124016</dc:date>
    <meta:editing-duration>PT3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224" meta:character-count="1328" meta:non-whitespace-character-count="1148"/>
  </office:meta>
</office:document-meta>
</file>